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pertoire de destination des éditions personnalisées</text:p>
      <text:p text:style-name="P2"/>
      <text:p text:style-name="P3">Édition Facture :</text:p>
      <text:list xml:id="list630381667" text:style-name="L1">
        <text:list-item>
          <text:p text:style-name="P5"><text:span text:style-name="T1">coller fiche édition dans répertoire (</text:span><text:span text:style-name="T2">&lt;nom de dossier&gt;\EditionsSupp\Facture\TaFacture)</text:span></text:p>
        </text:list-item>
      </text:list>
      <text:p text:style-name="P4"/>
      <text:p text:style-name="P4"/>
      <text:p text:style-name="P3">Édition Apporteur :</text:p>
      <text:list xml:id="list1507704110" text:continue-numbering="true" text:style-name="L1">
        <text:list-item>
          <text:p text:style-name="P5"><text:span text:style-name="T1">coller fiche édition dans répertoire (</text:span><text:span text:style-name="T2">&lt;nom de dossier&gt;\EditionsSupp\Apporteur\TaApporteur)</text:span></text:p>
        </text:list-item>
      </text:list>
      <text:p text:style-name="P4"/>
      <text:p text:style-name="P3"/>
      <text:p text:style-name="P3">Édition Avoir :</text:p>
      <text:list xml:id="list1753275162" text:continue-numbering="true" text:style-name="L1">
        <text:list-item>
          <text:p text:style-name="P5"><text:span text:style-name="T1">coller fiche édition dans répertoire (</text:span><text:span text:style-name="T2">&lt;nom de dossier&gt;\EditionsSupp\Avoir\TaAvoir)</text:span></text:p>
        </text:list-item>
      </text:list>
      <text:p text:style-name="P4"/>
      <text:p text:style-name="P4"/>
      <text:p text:style-name="P3">Édition Boncde :</text:p>
      <text:list xml:id="list1017619111" text:continue-numbering="true" text:style-name="L1">
        <text:list-item>
          <text:p text:style-name="P5"><text:span text:style-name="T1">coller fiche édition dans répertoire (</text:span><text:span text:style-name="T2">&lt;nom de dossier&gt;\EditionsSupp\Boncde\TaBoncde)</text:span></text:p>
        </text:list-item>
      </text:list>
      <text:p text:style-name="P4"/>
      <text:p text:style-name="P3"/>
      <text:p text:style-name="P3">Édition BonLivraison :</text:p>
      <text:list xml:id="list514637784" text:continue-numbering="true" text:style-name="L1">
        <text:list-item>
          <text:p text:style-name="P5"><text:span text:style-name="T1">coller fiche édition dans répertoire (</text:span><text:span text:style-name="T2">&lt;nom de dossier&gt;\EditionsSupp\BonLivraison\TaBonliv)</text:span></text:p>
        </text:list-item>
      </text:list>
      <text:p text:style-name="P4"/>
      <text:p text:style-name="P4"/>
      <text:p text:style-name="P3">Édition Devis :</text:p>
      <text:list xml:id="list1294007333" text:continue-numbering="true" text:style-name="L1">
        <text:list-item>
          <text:p text:style-name="P5"><text:span text:style-name="T1">coller fiche édition dans répertoire (</text:span><text:span text:style-name="T2">&lt;nom de dossier&gt;\EditionsSupp\Devis\TaDevisr)</text:span></text:p>
        </text:list-item>
      </text:list>
      <text:p text:style-name="P4"/>
      <text:p text:style-name="P3"/>
      <text:p text:style-name="P3">Édition Proforma :</text:p>
      <text:list xml:id="list983389850" text:continue-numbering="true" text:style-name="L1">
        <text:list-item>
          <text:p text:style-name="P5"><text:span text:style-name="T1">coller fiche édition dans répertoire (</text:span><text:span text:style-name="T2">&lt;nom de dossier&gt;\EditionsSupp\Proforma\TaProforma)</text:span></text:p>
          <text:p text:style-name="P6"/>
        </text:list-item>
      </text:list>
      <text:p text:style-name="P3">Édition Acompte :</text:p>
      <text:list xml:id="list100551333" text:continue-numbering="true" text:style-name="L1">
        <text:list-item>
          <text:p text:style-name="P5"><text:span text:style-name="T1">coller fiche édition dans répertoire (</text:span><text:span text:style-name="T2">&lt;nom de dossier&gt;\EditionsSupp\Acompte\TaAcompte)</text:span></text:p>
        </text:list-item>
      </text:list>
      <text:p text:style-name="P4"/>
      <text:p text:style-name="P4">Si l'on veut choisir l'édition personnelle par défaut . Après choisi , il faut d'appuyer le button de &lt;Apply&gt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5T11:58:32.25</meta:creation-date>
    <dc:date>2010-06-10T11:11:33</dc:date>
    <meta:editing-duration>PT00H16M32S</meta:editing-duration>
    <meta:editing-cycles>5</meta:editing-cycles>
    <meta:generator>OpenOffice.org/3.2$Linux OpenOffice.org_project/320m12$Build-9483</meta:generator>
    <dc:creator>nicolas </dc:creator>
    <meta:document-statistic meta:table-count="0" meta:image-count="0" meta:object-count="0" meta:page-count="1" meta:paragraph-count="18" meta:word-count="121" meta:character-count="998"/>
  </office:meta>
</office:document-meta>
</file>